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1" svg:font-family="'Liberation Mono', 'Courier New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 style:master-page-name="Standard">
      <style:table-properties style:width="17.914cm" style:page-number="auto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2" style:family="table-row">
      <style:table-row-properties style:min-row-height="0.559cm" fo:keep-together="always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76e8a3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bold" officeooo:paragraph-rsid="0074ea3c" fo:background-color="transparent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en" fo:country="US" officeooo:rsid="00677fea" officeooo:paragraph-rsid="00677fea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1" fo:font-size="10pt" officeooo:paragraph-rsid="001f538c" style:font-size-asian="10pt" style:font-name-complex="Arial1" style:font-size-complex="10pt"/>
    </style:style>
    <style:style style:name="P11" style:family="paragraph" style:parent-style-name="Standard">
      <style:text-properties style:font-name="Arial1" fo:font-size="8pt" officeooo:paragraph-rsid="001f538c" style:font-size-asian="8pt" style:font-size-complex="8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1" fo:font-size="7pt" fo:language="ru" fo:country="RU" style:font-size-asian="7pt" style:font-name-complex="Arial1" style:font-size-complex="7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70e7b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fo:background-color="transparent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d06e5" fo:background-color="transparent" fo:hyphenate="fals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f2a1f" fo:background-color="transparent" fo:hyphenate="fals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rsid="003e3794" officeooo:paragraph-rsid="003e3794" fo:background-color="transparent" fo:hyphenate="false" fo:hyphenation-remain-char-count="2" fo:hyphenation-push-char-count="2" loext:hyphenation-no-caps="false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1" fo:font-size="10pt" fo:language="ru" fo:country="RU" officeooo:paragraph-rsid="006f9a2a" fo:background-color="transparent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0e7b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24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670e7b" style:font-size-asian="8pt" style:font-size-complex="8pt"/>
    </style:style>
    <style:style style:name="P25" style:family="paragraph" style:parent-style-name="Standard">
      <style:paragraph-properties fo:line-height="100%" style:writing-mode="lr-tb"/>
      <style:text-properties style:font-name="Arial1" fo:font-size="8pt" officeooo:paragraph-rsid="0067bac1" fo:background-color="transparent" style:font-size-asian="8pt" style:font-size-complex="8pt"/>
    </style:style>
    <style:style style:name="P26" style:family="paragraph" style:parent-style-name="Standard">
      <style:paragraph-properties fo:line-height="100%" style:writing-mode="lr-tb"/>
      <style:text-properties style:font-name="Arial1" fo:font-size="8pt" officeooo:paragraph-rsid="005c7085" fo:background-color="transparent" style:font-size-asian="8pt" style:font-size-complex="8pt"/>
    </style:style>
    <style:style style:name="P27" style:family="paragraph" style:parent-style-name="Standard">
      <style:paragraph-properties fo:line-height="100%" style:writing-mode="lr-tb"/>
      <style:text-properties style:font-name="Arial1" fo:font-size="8pt" officeooo:paragraph-rsid="001f538c" fo:background-color="transparent" style:font-size-asian="8pt" style:font-size-complex="8pt"/>
    </style:style>
    <style:style style:name="P28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29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1f538c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30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31" style:family="paragraph" style:parent-style-name="Heading_20_2">
      <style:paragraph-properties fo:text-align="center" style:justify-single-word="false"/>
      <style:text-properties style:use-window-font-color="true" loext:opacity="0%" fo:font-size="10pt" fo:language="ru" fo:country="RU" fo:font-weight="bold" officeooo:paragraph-rsid="0076e8a3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T1" style:family="text">
      <style:text-properties style:use-window-font-color="true" loext:opacity="0%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" style:family="text">
      <style:text-properties style:use-window-font-color="true" loext:opacity="0%" style:font-name="Arial1"/>
    </style:style>
    <style:style style:name="T3" style:family="text"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4" style:family="text">
      <style:text-properties style:use-window-font-color="true" loext:opacity="0%" style:font-name="Arial1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" style:family="text">
      <style:text-properties style:use-window-font-color="true" loext:opacity="0%" style:font-name="Arial1" fo:language="ru" fo:country="RU" style:font-name-asian="Times New Roman" style:language-asian="zxx" style:country-asian="none" style:font-name-complex="Arial1" style:language-complex="ar" style:country-complex="SA"/>
    </style:style>
    <style:style style:name="T6" style:family="text">
      <style:text-properties style:use-window-font-color="true" loext:opacity="0%" style:font-name="Arial1" fo:language="ru" fo:country="RU" style:text-underline-style="none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7" style:family="text">
      <style:text-properties style:use-window-font-color="true" loext:opacity="0%" style:font-name="Arial1" fo:language="ru" fo:country="RU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8" style:family="text">
      <style:text-properties style:use-window-font-color="true" loext:opacity="0%" style:font-name="Arial1" fo:language="ru" fo:country="RU" style:text-underline-style="solid" style:text-underline-width="auto" style:text-underline-color="font-color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9" style:family="text">
      <style:text-properties style:use-window-font-color="true" loext:opacity="0%" style:font-name="Arial1" fo:font-size="8pt" fo:language="ru" fo:country="RU" fo:font-weight="bold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T10" style:family="text">
      <style:text-properties style:use-window-font-color="true" loext:opacity="0%" style:font-name="Arial1" officeooo:rsid="00400038"/>
    </style:style>
    <style:style style:name="T11" style:family="text">
      <style:text-properties style:use-window-font-color="true" loext:opacity="0%" style:font-name="Arial1" fo:language="en" fo:country="US" fo:font-weight="normal" officeooo:rsid="00670e7b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70e7b" style:font-name-asian="Times New Roman" style:language-asian="zxx" style:country-asian="none" style:font-name-complex="Arial1" style:language-complex="ar" style:country-complex="SA"/>
    </style:style>
    <style:style style:name="T13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bb83d" style:font-name-asian="Times New Roman" style:language-asian="zxx" style:country-asian="none" style:font-name-complex="Arial1" style:language-complex="ar" style:country-complex="SA"/>
    </style:style>
    <style:style style:name="T14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efdaf" style:font-name-asian="Times New Roman" style:language-asian="zxx" style:country-asian="none" style:font-name-complex="Arial1" style:language-complex="ar" style:country-complex="SA"/>
    </style:style>
    <style:style style:name="T15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70e7b" style:letter-kerning="true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16" style:family="text">
      <style:text-properties style:use-window-font-color="true" loext:opacity="0%" style:font-name="Arial1" fo:language="en" fo:country="US" style:text-underline-style="solid" style:text-underline-width="auto" style:text-underline-color="font-color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17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670e7b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18" style:family="text">
      <style:text-properties style:use-window-font-color="true" loext:opacity="0%" style:font-name="Arial1" fo:language="en" fo:country="US" officeooo:rsid="00670e7b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19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style:font-name-asian="DejaVu Sans" style:language-asian="zxx" style:country-asian="none" style:font-name-complex="DejaVu Sans" style:language-complex="zxx" style:country-complex="none"/>
    </style:style>
    <style:style style:name="T20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style:font-name-asian="DejaVu Sans" style:language-asian="zxx" style:country-asian="none" style:font-name-complex="Arial1" style:language-complex="zxx" style:country-complex="none"/>
    </style:style>
    <style:style style:name="T21" style:family="text">
      <style:text-properties style:use-window-font-color="true" loext:opacity="0%" fo:language="en" fo:country="US" style:text-underline-style="solid" style:text-underline-width="auto" style:text-underline-color="font-color" officeooo:rsid="00670e7b" style:letter-kerning="true" fo:background-color="transparent" loext:char-shading-value="0" style:font-name-asian="DejaVu Sans" style:language-asian="zxx" style:country-asian="none" style:font-name-complex="DejaVu Sans" style:language-complex="zxx" style:country-complex="none"/>
    </style:style>
    <style:style style:name="T22" style:family="text">
      <style:text-properties fo:color="#000000" loext:opacity="100%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3" style:family="text">
      <style:text-properties fo:color="#000000" loext:opacity="100%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4" style:family="text">
      <style:text-properties fo:color="#000000" loext:opacity="100%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5" style:family="text">
      <style:text-properties fo:color="#000000" loext:opacity="100%" fo:letter-spacing="0.002cm" fo:language="en" fo:country="US" style:text-underline-style="solid" style:text-underline-width="auto" style:text-underline-color="font-color" fo:font-weight="normal" officeooo:rsid="00670e7b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6" style:family="text">
      <style:text-properties fo:color="#000000" loext:opacity="100%" style:font-name="Arial1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7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8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670e7b" style:letter-kerning="true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9" style:family="text">
      <style:text-properties fo:color="#000000" loext:opacity="100%" style:font-name="Arial1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0" style:family="text">
      <style:text-properties fo:color="#000000" loext:opacity="100%" style:font-name="Arial1" fo:font-size="10pt" fo:letter-spacing="0.004cm" fo:language="ru" fo:country="RU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1" style:family="text">
      <style:text-properties fo:color="#000000" loext:opacity="100%" style:font-name="Arial1" fo:font-size="10pt" fo:letter-spacing="0.004cm" fo:language="en" fo:country="US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2" style:family="text">
      <style:text-properties fo:color="#000000" loext:opacity="100%" style:font-name="Arial1" fo:font-size="10pt" fo:letter-spacing="0.004cm" fo:language="en" fo:country="US" style:text-underline-style="solid" style:text-underline-width="auto" style:text-underline-color="font-color" fo:font-weight="normal" officeooo:rsid="00670e7b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33" style:family="text">
      <style:text-properties fo:color="#000000" loext:opacity="100%" style:font-name="Arial1" fo:font-size="9pt" fo:letter-spacing="-0.032cm" fo:font-style="normal" style:letter-kerning="true" style:font-size-asian="9pt" style:font-style-asian="normal" style:font-name-complex="Arial1" style:font-size-complex="9pt" style:language-complex="zxx" style:country-complex="none" style:font-style-complex="normal"/>
    </style:style>
    <style:style style:name="T34" style:family="text">
      <style:text-properties fo:color="#000000" loext:opacity="100%" style:font-name="Arial1" fo:font-size="9pt" fo:language="en" fo:country="US" officeooo:rsid="0074ea3c" style:letter-kerning="true" fo:background-color="transparent" loext:char-shading-value="0" style:font-size-asian="9pt" style:font-size-complex="9pt"/>
    </style:style>
    <style:style style:name="T35" style:family="text">
      <style:text-properties fo:color="#000000" loext:opacity="100%" style:font-name="Arial1" fo:font-size="9pt" fo:language="en" fo:country="US" officeooo:rsid="0075ad1e" style:letter-kerning="true" fo:background-color="transparent" loext:char-shading-value="0" style:font-size-asian="9pt" style:font-size-complex="9pt"/>
    </style:style>
    <style:style style:name="T36" style:family="text">
      <style:text-properties fo:color="#000000" loext:opacity="100%" style:font-name="Arial1" fo:font-size="8pt" fo:font-weight="bold" fo:background-color="transparent" loext:char-shading-value="0" style:font-size-asian="8pt" style:font-weight-asian="bold" style:font-name-complex="Arial1" style:font-size-complex="8pt" style:font-weight-complex="bold"/>
    </style:style>
    <style:style style:name="T37" style:family="text">
      <style:text-properties fo:color="#000000" loext:opacity="100%" style:font-name="Arial1" fo:font-size="8pt" fo:font-weight="normal" fo:background-color="transparent" loext:char-shading-value="0" style:font-size-asian="8pt" style:font-weight-asian="normal" style:font-name-complex="Arial1" style:font-size-complex="8pt" style:font-weight-complex="normal"/>
    </style:style>
    <style:style style:name="T38" style:family="text">
      <style:text-properties fo:color="#000000" loext:opacity="100%" fo:background-color="transparent" loext:char-shading-value="0" style:font-name-complex="Arial1"/>
    </style:style>
    <style:style style:name="T39" style:family="text">
      <style:text-properties fo:color="#000000" loext:opacity="100%" fo:background-color="transparent" loext:char-shading-value="0" style:language-asian="en" style:country-asian="US" style:font-name-complex="Arial1" style:language-complex="none" style:country-complex="none"/>
    </style:style>
    <style:style style:name="T40" style:family="text">
      <style:text-properties fo:color="#000000" loext:opacity="100%" fo:language="en" fo:country="US" fo:background-color="transparent" loext:char-shading-value="0" style:language-asian="en" style:country-asian="US" style:font-name-complex="Arial1" style:language-complex="none" style:country-complex="none"/>
    </style:style>
    <style:style style:name="T41" style:family="text">
      <style:text-properties fo:color="#000000" loext:opacity="100%" fo:language="en" fo:country="US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2" style:family="text">
      <style:text-properties fo:color="#000000" loext:opacity="100%" fo:language="en" fo:country="US" officeooo:rsid="0074ea3c" style:letter-kerning="true" fo:background-color="transparent" loext:char-shading-value="0"/>
    </style:style>
    <style:style style:name="T43" style:family="text">
      <style:text-properties fo:color="#000000" loext:opacity="100%" fo:language="en" fo:country="US" officeooo:rsid="0075ad1e" style:letter-kerning="true" fo:background-color="transparent" loext:char-shading-value="0"/>
    </style:style>
    <style:style style:name="T44" style:family="text">
      <style:text-properties fo:color="#000000" loext:opacity="100%" fo:font-weight="normal" fo:background-color="transparent" loext:char-shading-value="0" style:font-weight-asian="normal" style:font-name-complex="Arial1" style:font-weight-complex="normal"/>
    </style:style>
    <style:style style:name="T45" style:family="text">
      <style:text-properties fo:color="#000000" loext:opacity="100%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6" style:family="text">
      <style:text-properties fo:color="#000000" loext:opacity="100%" fo:font-size="9pt" fo:language="en" fo:country="US" officeooo:rsid="0074ea3c" style:letter-kerning="true" style:font-size-asian="9pt" style:font-size-complex="9pt"/>
    </style:style>
    <style:style style:name="T47" style:family="text">
      <style:text-properties fo:color="#000000" loext:opacity="100%" fo:font-size="9pt" fo:language="en" fo:country="US" officeooo:rsid="0075ad1e" style:letter-kerning="true" style:font-size-asian="9pt" style:font-size-complex="9pt"/>
    </style:style>
    <style:style style:name="T48" style:family="text">
      <style:text-properties style:font-name="Arial1"/>
    </style:style>
    <style:style style:name="T49" style:family="text">
      <style:text-properties style:font-name="Arial1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T50" style:family="text">
      <style:text-properties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51" style:family="text">
      <style:text-properties style:font-name="Arial1" fo:font-size="10pt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52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53" style:family="text">
      <style:text-properties style:font-name="Arial1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54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55" style:family="text">
      <style:text-properties style:font-name="Arial1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56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57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58" style:family="text">
      <style:text-properties style:font-name="Arial1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59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60" style:family="text">
      <style:text-properties style:font-name="Arial1" fo:font-size="10pt" fo:letter-spacing="-0.004cm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61" style:family="text">
      <style:text-properties style:font-name="Arial1" fo:font-size="10pt" fo:letter-spacing="-0.004cm" fo:language="ru" fo:country="RU" officeooo:rsid="003d06e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62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zxx" style:country-complex="none"/>
    </style:style>
    <style:style style:name="T63" style:family="text">
      <style:text-properties style:font-name="Arial1" fo:language="en" fo:country="US" officeooo:rsid="0074ea3c" style:letter-kerning="true" fo:background-color="transparent" loext:char-shading-value="0"/>
    </style:style>
    <style:style style:name="T64" style:family="text">
      <style:text-properties style:font-name="Arial1" fo:language="en" fo:country="US" officeooo:rsid="0065e9b6" fo:background-color="transparent" loext:char-shading-value="0"/>
    </style:style>
    <style:style style:name="T65" style:family="text">
      <style:text-properties style:font-name-complex="Arial1"/>
    </style:style>
    <style:style style:name="T66" style:family="text">
      <style:text-properties fo:background-color="transparent" loext:char-shading-value="0"/>
    </style:style>
    <style:style style:name="T67" style:family="text">
      <style:text-properties fo:background-color="transparent" loext:char-shading-value="0" style:font-name-complex="Arial1"/>
    </style:style>
    <style:style style:name="T68" style:family="text">
      <style:text-properties officeooo:rsid="00371fb0" fo:background-color="transparent" loext:char-shading-value="0"/>
    </style:style>
    <style:style style:name="T69" style:family="text">
      <style:text-properties officeooo:rsid="00531582" fo:background-color="transparent" loext:char-shading-value="0"/>
    </style:style>
    <style:style style:name="T70" style:family="text">
      <style:text-properties officeooo:rsid="00376f15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65e9b6"/>
    </style:style>
    <style:style style:name="T73" style:family="text">
      <style:text-properties fo:language="en" fo:country="US" officeooo:rsid="006967b5" style:letter-kerning="true"/>
    </style:style>
    <style:style style:name="T74" style:family="text">
      <style:text-properties fo:language="en" fo:country="US" officeooo:rsid="0074ea3c" style:letter-kerning="true"/>
    </style:style>
    <style:style style:name="T75" style:family="text">
      <style:text-properties fo:language="en" fo:country="US" officeooo:rsid="0065e9b6" fo:background-color="transparent" loext:char-shading-value="0"/>
    </style:style>
    <style:style style:name="T76" style:family="text">
      <style:text-properties fo:language="en" fo:country="US" officeooo:rsid="00642a02" fo:background-color="transparent" loext:char-shading-value="0"/>
    </style:style>
    <style:style style:name="T77" style:family="text">
      <style:text-properties fo:language="en" fo:country="US" officeooo:rsid="00677fea" fo:background-color="transparent" loext:char-shading-value="0"/>
    </style:style>
    <style:style style:name="T78" style:family="text">
      <style:text-properties fo:language="en" fo:country="US" style:text-underline-style="solid" style:text-underline-width="auto" style:text-underline-color="font-color" officeooo:rsid="00642a02"/>
    </style:style>
    <style:style style:name="T79" style:family="text">
      <style:text-properties fo:language="en" fo:country="US" style:text-underline-style="solid" style:text-underline-width="auto" style:text-underline-color="font-color" officeooo:rsid="00670e7b"/>
    </style:style>
    <style:style style:name="T80" style:family="text">
      <style:text-properties fo:language="en" fo:country="US" style:text-underline-style="solid" style:text-underline-width="auto" style:text-underline-color="font-color" officeooo:rsid="0065e9b6"/>
    </style:style>
    <style:style style:name="T81" style:family="text">
      <style:text-properties fo:language="en" fo:country="US" style:text-underline-style="solid" style:text-underline-width="auto" style:text-underline-color="font-color" officeooo:rsid="0065e9b6" style:font-name-complex="Arial1"/>
    </style:style>
    <style:style style:name="T82" style:family="text">
      <style:text-properties fo:language="en" fo:country="US" style:text-underline-style="solid" style:text-underline-width="auto" style:text-underline-color="font-color" officeooo:rsid="00670e7b" style:letter-kerning="true"/>
    </style:style>
    <style:style style:name="T83" style:family="text">
      <style:text-properties fo:language="en" fo:country="US" style:text-underline-style="solid" style:text-underline-width="auto" style:text-underline-color="font-color" officeooo:rsid="00670e7b" fo:background-color="transparent" loext:char-shading-value="0"/>
    </style:style>
    <style:style style:name="T84" style:family="text">
      <style:text-properties fo:language="en" fo:country="US" style:text-underline-style="solid" style:text-underline-width="auto" style:text-underline-color="font-color" officeooo:rsid="006f9a2a"/>
    </style:style>
    <style:style style:name="T85" style:family="text">
      <style:text-properties fo:language="en" fo:country="US" style:text-underline-style="solid" style:text-underline-width="auto" style:text-underline-color="font-color" officeooo:rsid="006efdaf"/>
    </style:style>
    <style:style style:name="T86" style:family="text">
      <style:text-properties fo:language="en" fo:country="US" style:text-underline-style="none"/>
    </style:style>
    <style:style style:name="T87" style:family="text">
      <style:text-properties officeooo:rsid="00718098"/>
    </style:style>
    <style:style style:name="T88" style:family="text">
      <style:text-properties style:text-underline-style="solid" style:text-underline-width="auto" style:text-underline-color="font-color" fo:background-color="transparent" loext:char-shading-value="0"/>
    </style:style>
    <style:style style:name="T8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г. Ижевск</text:p>
          </table:table-cell>
          <table:table-cell table:style-name="Таблица2.B1" office:value-type="string">
            <text:h text:style-name="P31" text:outline-level="2">Акт сдачи-приемки <text:span text:style-name="T70">оказанных услуг</text:span><text:span text:style-name="T33"> </text:span><text:line-break/>к Договору <text:span text:style-name="T70">возмедного </text:span>оказания услуг<text:span text:style-name="T66"> №</text:span><text:span text:style-name="T75">{d.actNumber}</text:span><text:span text:style-name="T66"> от </text:span><text:span text:style-name="T64">{</text:span><text:span text:style-name="T63">d.actDate</text:span><text:span text:style-name="Основной_20_шрифт_20_абзаца"><text:span text:style-name="T34">:formatD('DD.</text:span></text:span><text:span text:style-name="Основной_20_шрифт_20_абзаца"><text:span text:style-name="T35">MM.YYYY</text:span></text:span><text:span text:style-name="Основной_20_шрифт_20_абзаца"><text:span text:style-name="T34">')</text:span></text:span><text:span text:style-name="T64">}</text:span><text:span text:style-name="T66">г.</text:span></text:h>
          </table:table-cell>
          <table:table-cell table:style-name="Таблица2.C1" office:value-type="string">
            <text:p text:style-name="P8"><text:span text:style-name="T72">{</text:span><text:span text:style-name="T74">d.actDate</text:span><text:span text:style-name="Основной_20_шрифт_20_абзаца"><text:span text:style-name="T46">:formatD('DD.</text:span></text:span><text:span text:style-name="Основной_20_шрифт_20_абзаца"><text:span text:style-name="T47">MM.YYYY</text:span></text:span><text:span text:style-name="Основной_20_шрифт_20_абзаца"><text:span text:style-name="T46">')</text:span></text:span><text:span text:style-name="T72">}</text:span>г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text:span text:style-name="T9">Заказчик: </text:span><text:span text:style-name="T36">Публичное акционерное общество «БыстроБанк» <text:s text:c="10"/></text:span><text:span text:style-name="T37"><text:s text:c="118"/></text:span></text:p>
            <text:p text:style-name="P11"><text:span text:style-name="T38">Лицензия Банка России № 1745, </text:span><text:span text:style-name="T39">ОГРН 1021800001508 <text:s/>ИНН 1831002591, ОКПО 13068554, </text:span></text:p>
            <text:p text:style-name="P11"><text:span text:style-name="T39">БИК 049401814 К/с 30101810200000000814</text:span><text:span text:style-name="T40"> </text:span><text:span text:style-name="T39">в Отделении - НБ Удмуртская Республика </text:span></text:p>
            <text:p text:style-name="P11"><text:span text:style-name="T44">426008, Удмуртская Республика, г. Ижевск, ул. Пушкинская, 268 </text:span><text:span text:style-name="T67">телефон: (3412) 90-80-90, </text:span><text:span text:style-name="T24">contact@</text:span><text:span text:style-name="T41">bystrobank</text:span><text:span text:style-name="T24">.ru, </text:span><text:span text:style-name="T1">в лице </text:span><text:span text:style-name="T45">Храмова Михаила Андреевича,</text:span></text:p>
            <text:p text:style-name="P11"><text:span text:style-name="T45">действующего на основании </text:span><text:span text:style-name="T22">доверенности № </text:span><text:span text:style-name="T23">149/2</text:span><text:span text:style-name="T22"> от </text:span><text:span text:style-name="T23">01</text:span><text:span text:style-name="T22">.</text:span><text:span text:style-name="T23">08</text:span><text:span text:style-name="T22">.201</text:span><text:span text:style-name="T23">9</text:span><text:span text:style-name="T22">г.,</text:span></text:p>
            <text:p text:style-name="P2"/>
            <text:p text:style-name="P3">И<text:span text:style-name="T48">сполнитель: </text:span><text:span text:style-name="T76">{d.contractorName.</text:span><text:span text:style-name="T77">lastName</text:span><text:span text:style-name="T76">} {d.contractorName.</text:span><text:span text:style-name="T77">firstName</text:span><text:span text:style-name="T76">} {d.contractorName.</text:span><text:span text:style-name="T77">patronymic</text:span><text:span text:style-name="T76">} {d.contractorBirthDate</text:span><text:span text:style-name="Основной_20_шрифт_20_абзаца"><text:span text:style-name="T42">:formatD('DD.</text:span></text:span><text:span text:style-name="Основной_20_шрифт_20_абзаца"><text:span text:style-name="T43">MM.YYYY</text:span></text:span><text:span text:style-name="Основной_20_шрифт_20_абзаца"><text:span text:style-name="T42">')</text:span></text:span><text:span text:style-name="T76">}</text:span></text:p>
            <text:p text:style-name="P25">Паспорт<text:span text:style-name="T89"> </text:span><text:span text:style-name="T78">{d.passport</text:span><text:span text:style-name="T79">}</text:span>, </text:p>
            <text:p text:style-name="P25">дата выдачи:<text:span text:style-name="T86"> </text:span><text:span text:style-name="T80">{d.issueDate:formatD('DD.MM.YYYY')</text:span><text:span text:style-name="T19">}</text:span> года, <text:span text:style-name="T71">ИНН </text:span><text:span text:style-name="T80">{d.tin}</text:span>, </text:p>
            <text:p text:style-name="P26">БИК <text:span text:style-name="T80">{d.bic</text:span><text:span text:style-name="T19">}</text:span> расч.(тек.) счет<text:span text:style-name="T65">: </text:span><text:span text:style-name="T81">{d.paymentAccount</text:span><text:span text:style-name="T20">}</text:span></text:p>
            <text:p text:style-name="P26">к/с <text:span text:style-name="T80">{d.correspondentAccount</text:span><text:span text:style-name="T19">}</text:span></text:p>
            <text:p text:style-name="P24"><text:span text:style-name="T68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66">арегистрированный в качестве плательщика налога на профессиональный доход (самозанятого) </text:span><text:span text:style-name="T88">«</text:span><text:span text:style-name="T83">{d.registrationDate</text:span><text:span text:style-name="T21">:formatD('DD.MM.YYYY')</text:span><text:span text:style-name="T83">}</text:span><text:span text:style-name="T88">г.</text:span><text:span text:style-name="T66">, </text:span><text:span text:style-name="T69">согласно уведомлению налоговой инспекции </text:span><text:span text:style-name="T83">{d.taxInspectionName}</text:span></text:p>
            <text:p text:style-name="P27">Адрес регистрации, почтовый адрес: <text:span text:style-name="T25">{d.registrationAdress}</text:span></text:p>
            <text:p text:style-name="P29">Телефон: <text:span text:style-name="T82">{d.phoneNumber}</text:span><text:span text:style-name="T73">,</text:span> е-mail: <text:span text:style-name="T82">{d.email}</text:span>.</text:p>
            <text:p text:style-name="P28"><text:span text:style-name="T2">совместно именуемые - «Стороны», заключили настоящий </text:span><text:span text:style-name="T10">Акт сдачи-приемки оказанных услуг (далее-Акт)</text:span><text:span text:style-name="T2"> о следующем:</text:span></text:p>
            <text:p text:style-name="P30"/>
          </table:table-cell>
          <table:table-cell table:style-name="Таблица3.B1" office:value-type="string">
            <text:p text:style-name="P5"/>
          </table:table-cell>
        </table:table-row>
      </table:table>
      <text:p text:style-name="P16"><text:span text:style-name="T5">1. В соответствии с Договором оказания у</text:span><text:span text:style-name="T7">слуг</text:span><text:span text:style-name="T4"> №</text:span><text:span text:style-name="T11">{d.contractNumber}</text:span><text:span text:style-name="T6"> от </text:span><text:span text:style-name="T15">{d.contractDate:formatD('DD.MM.YYYY')}</text:span><text:span text:style-name="T8">г.</text:span><text:span text:style-name="T7"> <text:s/>в период с «</text:span><text:span text:style-name="T17">{d.</text:span><text:span text:style-name="T8">contractPeriod.</text:span><text:span text:style-name="T17">beginningDate</text:span><text:span text:style-name="T15">:formatD('DD.MM.YYYY')</text:span><text:span text:style-name="T18">}</text:span><text:span text:style-name="T7">г. по «</text:span><text:span text:style-name="T17">{d.</text:span><text:span text:style-name="T16">contractPeriod.</text:span><text:span text:style-name="T17">endDate</text:span><text:span text:style-name="T15">:formatD('DD.MM.YYYY')</text:span><text:span text:style-name="T18">}</text:span><text:span text:style-name="T7">г.</text:span><text:span text:style-name="T5"> Исполнителем оказаны следующие услуги:</text:span></text:p>
      <text:p text:style-name="P17"><text:span text:style-name="T5">- </text:span><text:span text:style-name="T12">{d.services[</text:span><text:span text:style-name="T13">i</text:span><text:span text:style-name="T12">].</text:span><text:span text:style-name="T14">name</text:span><text:span text:style-name="T12">}</text:span></text:p>
      <text:p text:style-name="P21">- <text:span text:style-name="T79">{d.services[</text:span><text:span text:style-name="T84">i+1</text:span><text:span text:style-name="T79">].</text:span><text:span text:style-name="T85">name</text:span><text:span text:style-name="T79">}</text:span></text:p>
      <text:p text:style-name="P22"><text:span text:style-name="T3">2. Согласованная сторонами с</text:span><text:span text:style-name="T26">тоимость услуг Исполнителя, оказанных Заказчику составляет <text:s/></text:span><text:span text:style-name="T27">{d.price.number} </text:span><text:span text:style-name="T30">(</text:span><text:span text:style-name="T27">{d.price.</text:span><text:span text:style-name="T28">text</text:span><text:span text:style-name="T27">}</text:span><text:span text:style-name="T32">)</text:span><text:span text:style-name="T31"> </text:span><text:span text:style-name="T29">рублей</text:span><text:span text:style-name="T26"> 00 копеек.</text:span></text:p>
      <text:p text:style-name="P18"><text:span text:style-name="T51">3</text:span><text:span text:style-name="T50">.</text:span><text:span text:style-name="T59"> </text:span><text:span text:style-name="T62">Исполнитель обязуется </text:span><text:span text:style-name="T56">сформировать чек и передать его Заказчику.</text:span></text:p>
      <text:p text:style-name="P19"><text:span text:style-name="T60">4</text:span><text:span text:style-name="T61">.</text:span><text:span text:style-name="T57"> </text:span><text:span text:style-name="T58">Ус</text:span><text:span text:style-name="T54">луги по Договору оказаны в полном объеме,</text:span><text:span text:style-name="T57"> оказаны качественно, </text:span><text:span text:style-name="T55">с</text:span><text:span text:style-name="T54">тороны претензий друг к другу не имеют.</text:span></text:p>
      <text:p text:style-name="P20"><text:span text:style-name="T53">5</text:span><text:span text:style-name="T54">.</text:span><text:span text:style-name="T49"> </text:span><text:span text:style-name="T54">Настоящий </text:span><text:span text:style-name="T52">А</text:span><text:span text:style-name="T54">кт составлен и подписан</text:span><text:span text:style-name="T57"> в 2 (двух) экземплярах, по одному экземпляру для каждой из Сторон.</text:span></text:p>
      <text:p text:style-name="P7"/>
      <text:p text:style-name="P4">Заказчик:<text:tab/><text:tab/><text:tab/><text:tab/><text:tab/><text:tab/><text:tab/><text:tab/><text:tab/>Исполнитель: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6">Храмов М.А.</text:p>
          </table:table-cell>
          <table:table-cell table:style-name="Таблица4.B1" office:value-type="string">
            <text:p text:style-name="P5"/>
          </table:table-cell>
          <table:table-cell table:style-name="Таблица4.C1" office:value-type="string">
            <text:p text:style-name="P9">{d.contractorName.lastName<text:span text:style-name="T87">} </text:span>{d.contractorName.initials}</text:p>
          </table:table-cell>
        </table:table-row>
        <table:table-row table:style-name="Таблица4.2">
          <table:table-cell table:style-name="Таблица4.A2" office:value-type="string">
            <text:p text:style-name="P5"/>
          </table:table-cell>
          <table:table-cell table:style-name="Таблица4.B1" office:value-type="string">
            <text:p text:style-name="P5"/>
          </table:table-cell>
          <table:table-cell table:style-name="Таблица4.C2" office:value-type="string">
            <text:p text:style-name="P5"/>
          </table:table-cell>
        </table:table-row>
      </table:table>
      <text:p text:style-name="P14"/>
      <text:p text:style-name="P2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1" svg:font-family="'Liberation Mono', 'Courier New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1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9-01T12:21:43</meta:creation-date>
    <dc:date>2021-03-29T14:01:46.013000000</dc:date>
    <meta:print-date>2020-10-13T13:32:00</meta:print-date>
    <meta:editing-cycles>82</meta:editing-cycles>
    <meta:editing-duration>P24DT8H26M28S</meta:editing-duration>
    <meta:generator>LibreOffice/7.1.1.2$Windows_X86_64 LibreOffice_project/fe0b08f4af1bacafe4c7ecc87ce55bb426164676</meta:generator>
    <meta:document-statistic meta:table-count="3" meta:image-count="0" meta:object-count="0" meta:page-count="2" meta:paragraph-count="28" meta:word-count="228" meta:character-count="2437" meta:non-whitespace-character-count="2084"/>
  </office:meta>
</office:document-meta>
</file>